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2pt" fo:language="en" fo:country="US" officeooo:rsid="00137e1f" officeooo:paragraph-rsid="00137e1f" style:font-size-asian="12pt" style:font-size-complex="12pt"/>
    </style:style>
    <style:style style:name="P2" style:family="paragraph" style:parent-style-name="Standard">
      <style:text-properties style:font-name="Arial" fo:font-size="12pt" fo:language="en" fo:country="US" officeooo:rsid="00217aee" officeooo:paragraph-rsid="00605a88" style:font-size-asian="12pt" style:font-size-complex="12pt"/>
    </style:style>
    <style:style style:name="P3" style:family="paragraph" style:parent-style-name="Standard">
      <style:paragraph-properties fo:margin-top="0cm" fo:margin-bottom="0.499cm" loext:contextual-spacing="false" style:writing-mode="lr-tb"/>
      <style:text-properties style:font-name="Arial" fo:font-size="12pt" fo:language="fr" fo:country="FR" style:font-size-asian="12pt" style:font-size-complex="12pt"/>
    </style:style>
    <style:style style:name="P4" style:family="paragraph" style:parent-style-name="Standard">
      <style:paragraph-properties style:writing-mode="lr-tb"/>
      <style:text-properties style:font-name="Arial" fo:font-size="12pt" fo:language="fr" fo:country="FR" style:font-size-asian="12pt" style:font-size-complex="12pt"/>
    </style:style>
    <style:style style:name="P5" style:family="paragraph" style:parent-style-name="Text_20_body">
      <style:text-properties style:font-name="Arial" fo:font-size="12pt" fo:language="en" fo:country="US" officeooo:rsid="006e3540" officeooo:paragraph-rsid="00605a88" style:font-size-asian="12pt" style:font-size-complex="12pt"/>
    </style:style>
    <style:style style:name="P6" style:family="paragraph" style:parent-style-name="Text_20_body">
      <style:text-properties style:font-name="Arial" fo:font-size="12pt" fo:language="en" fo:country="US" officeooo:rsid="0018b324" officeooo:paragraph-rsid="001d78d3" style:font-size-asian="12pt" style:font-size-complex="12pt"/>
    </style:style>
    <style:style style:name="P7" style:family="paragraph" style:parent-style-name="Text_20_body">
      <style:text-properties style:font-name="Arial" fo:font-size="12pt" fo:language="en" fo:country="US" officeooo:rsid="0018b324" officeooo:paragraph-rsid="004a0c1f" style:font-size-asian="12pt" style:font-size-complex="12pt"/>
    </style:style>
    <style:style style:name="P8" style:family="paragraph" style:parent-style-name="Text_20_body">
      <style:text-properties style:font-name="Arial" fo:font-size="12pt" fo:language="en" fo:country="US" officeooo:rsid="001d78d3" officeooo:paragraph-rsid="003110db" style:font-size-asian="12pt" style:font-size-complex="12pt"/>
    </style:style>
    <style:style style:name="P9" style:family="paragraph" style:parent-style-name="Text_20_body">
      <style:text-properties style:font-name="Arial" fo:font-size="12pt" fo:language="en" fo:country="US" officeooo:rsid="001d78d3" officeooo:paragraph-rsid="0031fb65" style:font-size-asian="12pt" style:font-size-complex="12pt"/>
    </style:style>
    <style:style style:name="P10" style:family="paragraph" style:parent-style-name="Text_20_body">
      <style:text-properties style:font-name="Arial" fo:font-size="12pt" fo:language="en" fo:country="US" officeooo:rsid="0031fb65" officeooo:paragraph-rsid="0031fb65" style:font-size-asian="12pt" style:font-size-complex="12pt"/>
    </style:style>
    <style:style style:name="P11" style:family="paragraph" style:parent-style-name="Text_20_body">
      <style:text-properties style:font-name="Arial" fo:font-size="12pt" fo:language="en" fo:country="US" officeooo:rsid="001ed471" officeooo:paragraph-rsid="0027f0a2" style:font-size-asian="12pt" style:font-size-complex="12pt"/>
    </style:style>
    <style:style style:name="P12" style:family="paragraph" style:parent-style-name="Text_20_body">
      <style:text-properties style:font-name="Arial" fo:font-size="12pt" fo:language="en" fo:country="US" officeooo:rsid="001f9594" officeooo:paragraph-rsid="001f9594" style:font-size-asian="12pt" style:font-size-complex="12pt"/>
    </style:style>
    <style:style style:name="P13" style:family="paragraph" style:parent-style-name="Text_20_body">
      <style:text-properties style:font-name="Arial" fo:font-size="12pt" fo:language="en" fo:country="US" officeooo:rsid="001f9594" officeooo:paragraph-rsid="0042534d" style:font-size-asian="12pt" style:font-size-complex="12pt"/>
    </style:style>
    <style:style style:name="P14" style:family="paragraph" style:parent-style-name="Text_20_body">
      <style:text-properties style:font-name="Arial" fo:font-size="12pt" fo:language="en" fo:country="US" officeooo:paragraph-rsid="002486a7" style:font-size-asian="12pt" style:font-size-complex="12pt"/>
    </style:style>
    <style:style style:name="P15" style:family="paragraph" style:parent-style-name="Text_20_body">
      <style:text-properties style:font-name="Arial" fo:font-size="12pt" fo:language="en" fo:country="US" officeooo:rsid="002a7db3" officeooo:paragraph-rsid="00362108" style:font-size-asian="12pt" style:font-size-complex="12pt"/>
    </style:style>
    <style:style style:name="P16" style:family="paragraph" style:parent-style-name="Text_20_body">
      <style:text-properties style:font-name="Arial" fo:font-size="12pt" fo:language="en" fo:country="US" officeooo:rsid="002d086c" officeooo:paragraph-rsid="002d086c" style:font-size-asian="12pt" style:font-size-complex="12pt"/>
    </style:style>
    <style:style style:name="P17" style:family="paragraph" style:parent-style-name="Text_20_body">
      <style:text-properties style:font-name="Arial" fo:font-size="12pt" fo:language="en" fo:country="US" officeooo:rsid="002e5777" officeooo:paragraph-rsid="002e5777" style:font-size-asian="12pt" style:font-size-complex="12pt"/>
    </style:style>
    <style:style style:name="P18" style:family="paragraph" style:parent-style-name="Text_20_body">
      <style:text-properties style:font-name="Arial" fo:font-size="12pt" fo:language="en" fo:country="US" officeooo:rsid="004a0c1f" officeooo:paragraph-rsid="004a0c1f" style:font-size-asian="12pt" style:font-size-complex="12pt"/>
    </style:style>
    <style:style style:name="P19" style:family="paragraph" style:parent-style-name="Text_20_body">
      <style:text-properties style:font-name="Arial" fo:font-size="12pt" fo:language="en" fo:country="US" officeooo:rsid="004a0c1f" officeooo:paragraph-rsid="005258ce" style:font-size-asian="12pt" style:font-size-complex="12pt"/>
    </style:style>
    <style:style style:name="P20" style:family="paragraph" style:parent-style-name="Text_20_body">
      <style:text-properties style:font-name="Arial" fo:font-size="12pt" fo:language="en" fo:country="US" officeooo:rsid="004a0c1f" officeooo:paragraph-rsid="004b44d0" style:font-size-asian="12pt" style:font-size-complex="12pt"/>
    </style:style>
    <style:style style:name="P21" style:family="paragraph" style:parent-style-name="Text_20_body">
      <style:text-properties style:font-name="Arial" fo:font-size="12pt" fo:language="en" fo:country="US" officeooo:paragraph-rsid="00217aee" style:font-size-asian="12pt" style:font-size-complex="12pt"/>
    </style:style>
    <style:style style:name="P22" style:family="paragraph" style:parent-style-name="Text_20_body">
      <style:text-properties style:font-name="Arial" fo:font-size="12pt" officeooo:paragraph-rsid="005c5304" style:font-size-asian="12pt" style:font-size-complex="12pt"/>
    </style:style>
    <style:style style:name="P23" style:family="paragraph" style:parent-style-name="Text_20_body">
      <style:paragraph-properties fo:margin-top="0cm" fo:margin-bottom="0cm" loext:contextual-spacing="false" style:line-height-at-least="0.353cm"/>
      <style:text-properties style:font-name="Arial" fo:font-size="12pt" style:font-size-asian="12pt" style:font-size-complex="12pt"/>
    </style:style>
    <style:style style:name="P24" style:family="paragraph" style:parent-style-name="Heading_20_1">
      <style:text-properties style:font-name="Arial" fo:font-size="12pt" fo:language="en" fo:country="US" style:font-size-asian="12pt" style:font-size-complex="12pt"/>
    </style:style>
    <style:style style:name="P25" style:family="paragraph" style:parent-style-name="Heading_20_1">
      <style:text-properties style:font-name="Arial" fo:font-size="12pt" fo:language="en" fo:country="US" officeooo:rsid="00122f95" officeooo:paragraph-rsid="00107a42" style:font-size-asian="12pt" style:font-size-complex="12pt"/>
    </style:style>
    <style:style style:name="P26" style:family="paragraph" style:parent-style-name="Text_20_body">
      <style:text-properties style:font-name="Arial" fo:font-size="12pt" fo:language="en" fo:country="US" officeooo:paragraph-rsid="005c5304" style:font-size-asian="12pt" style:font-size-complex="12pt"/>
    </style:style>
    <style:style style:name="P27" style:family="paragraph" style:parent-style-name="Text_20_body">
      <style:text-properties style:font-name="Arial" fo:font-size="12pt" fo:language="en" fo:country="US" fo:font-weight="bold" style:font-size-asian="12pt" style:font-weight-asian="bold" style:font-size-complex="12pt" style:font-weight-complex="bold"/>
    </style:style>
    <style:style style:name="P28" style:family="paragraph" style:parent-style-name="Text_20_body">
      <style:text-properties style:font-name="Arial" fo:font-size="12pt" fo:language="fr" fo:country="FR" officeooo:paragraph-rsid="005c5304" style:font-size-asian="12pt" style:font-size-complex="12pt"/>
    </style:style>
    <style:style style:name="T1" style:family="text">
      <style:text-properties officeooo:rsid="001ed471"/>
    </style:style>
    <style:style style:name="T2" style:family="text">
      <style:text-properties officeooo:rsid="001f9594"/>
    </style:style>
    <style:style style:name="T3" style:family="text">
      <style:text-properties officeooo:rsid="00217aee"/>
    </style:style>
    <style:style style:name="T4" style:family="text">
      <style:text-properties officeooo:rsid="002749f2"/>
    </style:style>
    <style:style style:name="T5" style:family="text">
      <style:text-properties officeooo:rsid="0027f0a2"/>
    </style:style>
    <style:style style:name="T6" style:family="text">
      <style:text-properties officeooo:rsid="002837ab"/>
    </style:style>
    <style:style style:name="T7" style:family="text">
      <style:text-properties officeooo:rsid="0028de70"/>
    </style:style>
    <style:style style:name="T8" style:family="text">
      <style:text-properties officeooo:rsid="002e5777"/>
    </style:style>
    <style:style style:name="T9" style:family="text">
      <style:text-properties officeooo:rsid="003110db"/>
    </style:style>
    <style:style style:name="T10" style:family="text">
      <style:text-properties officeooo:rsid="0031fb65"/>
    </style:style>
    <style:style style:name="T11" style:family="text">
      <style:text-properties officeooo:rsid="0033e62c"/>
    </style:style>
    <style:style style:name="T12" style:family="text">
      <style:text-properties officeooo:rsid="00350357"/>
    </style:style>
    <style:style style:name="T13" style:family="text">
      <style:text-properties officeooo:rsid="0035488e"/>
    </style:style>
    <style:style style:name="T14" style:family="text">
      <style:text-properties officeooo:rsid="00362108"/>
    </style:style>
    <style:style style:name="T15" style:family="text">
      <style:text-properties officeooo:rsid="0037d117"/>
    </style:style>
    <style:style style:name="T16" style:family="text">
      <style:text-properties officeooo:rsid="0038d9be"/>
    </style:style>
    <style:style style:name="T17" style:family="text">
      <style:text-properties officeooo:rsid="0042534d"/>
    </style:style>
    <style:style style:name="T18" style:family="text">
      <style:text-properties officeooo:rsid="0042a330"/>
    </style:style>
    <style:style style:name="T19" style:family="text">
      <style:text-properties officeooo:rsid="00446c13"/>
    </style:style>
    <style:style style:name="T20" style:family="text">
      <style:text-properties officeooo:rsid="00466c51"/>
    </style:style>
    <style:style style:name="T21" style:family="text">
      <style:text-properties officeooo:rsid="0047fdee"/>
    </style:style>
    <style:style style:name="T22" style:family="text">
      <style:text-properties officeooo:rsid="004b44d0"/>
    </style:style>
    <style:style style:name="T23" style:family="text">
      <style:text-properties officeooo:rsid="004c04ab"/>
    </style:style>
    <style:style style:name="T24" style:family="text">
      <style:text-properties officeooo:rsid="004f043b"/>
    </style:style>
    <style:style style:name="T25" style:family="text">
      <style:text-properties officeooo:rsid="004f63a6"/>
    </style:style>
    <style:style style:name="T26" style:family="text">
      <style:text-properties officeooo:rsid="005258ce"/>
    </style:style>
    <style:style style:name="T27" style:family="text">
      <style:text-properties officeooo:rsid="005477fd"/>
    </style:style>
    <style:style style:name="T28" style:family="text">
      <style:text-properties fo:language="fr" fo:country="FR"/>
    </style:style>
    <style:style style:name="T29" style:family="text">
      <style:text-properties fo:language="en" fo:country="US"/>
    </style:style>
    <style:style style:name="T30" style:family="text">
      <style:text-properties officeooo:rsid="005f7337"/>
    </style:style>
    <style:style style:name="T31" style:family="text">
      <style:text-properties officeooo:rsid="006445c4"/>
    </style:style>
    <style:style style:name="T32" style:family="text">
      <style:text-properties officeooo:rsid="006670f8"/>
    </style:style>
    <style:style style:name="T33" style:family="text">
      <style:text-properties officeooo:rsid="00679994"/>
    </style:style>
    <style:style style:name="T34" style:family="text">
      <style:text-properties officeooo:rsid="00687000"/>
    </style:style>
    <style:style style:name="T35" style:family="text">
      <style:text-properties officeooo:rsid="0069b293"/>
    </style:style>
    <style:style style:name="T36" style:family="text">
      <style:text-properties officeooo:rsid="0069f892"/>
    </style:style>
    <style:style style:name="T37" style:family="text">
      <style:text-properties officeooo:rsid="0072a1bf"/>
    </style:style>
    <style:style style:name="T38" style:family="text">
      <style:text-properties officeooo:rsid="00742f13"/>
    </style:style>
    <style:style style:name="T39" style:family="text">
      <style:text-properties officeooo:rsid="0074edd3"/>
    </style:style>
    <style:style style:name="T40" style:family="text">
      <style:text-properties officeooo:rsid="007601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Résumé de la thèse en français</text:h>
      <text:p text:style-name="P27"><text:bookmark-start text:name="__DdeLink__703_2108178720"/>Le nombre de caractères ne doit pas être supérieur à 4000. <text:line-break/>Les résumés français et anglais doivent tenir tous deux en 4ème de couverture de votre manuscrit, et les résumés déposés ici doivent être identiques à ceux du manuscrit.</text:p>
      <text:p text:style-name="P5">Presque toutes les surfaces existant dans la Nature ne sont pas lisses, elles ont des rugosités plus ou moins régulières et/ou des structures mobiles à différentes échelles</text:p>
      <text:p text:style-name="P23">Ces surfaces ont des meilleures performances aérodynamiques (réduction de traînée, augmentation de la portance, contrôle de séparation…) et cela a été prouvé sur des cas comme des couches limites et des corps épais.<text:line-break/><text:line-break/>Faire des calculs à l’échelle microscopique n’est pas faisable, de ce fait nous voulons trouver une manière de modéliser le glissement apparent sur ces surfaces (modélisé comme un milieu poreux) utilisant la théorie de Moyenne-Volumique de Whitaker [134].<text:line-break/>Ce modèle mathématique nous permet de représenter en moyenne les détails de la micro-structure sur ces surfaces mais cela donne encore une bonne description des phénomènes.<text:line-break/>Le premier chapitre de ce manuscrit donne un panoramique des efforts précédents sur la modélisation de ces surfaces, et présente les indications plus importantes qui sont tirées de la bibliographie.<text:line-break/><text:line-break/>Le deuxième chapitre présente la dérivation mathématique des équations de Navir-Stokes Moyenne en Volume (VANS) <text:span text:style-name="T37">dans </text:span>un milieu poreux.<text:line-break/>Dans le troisième chapitre nous étudions la stabilité de l’écoulement à l’interface entre un fluide libre et un milieu poreux, faite d'une série de cylindres rigides.<text:line-break/>La présence de cette couche poreuse a été traitée avec un terme de traînée dans les équations de fluides.<text:line-break/>On montre que la présence de ce terme reduit les facteurs d’amplification de l’instabilité des Kelvin-Helmholtz sur toute la gamme de nombre d’ondes et ainsi augmente la longueur d’onde du mode le plus amplifi<text:span text:style-name="T38">é</text:span>.<text:line-break/>Dans le même contexte on a calculé la différence entre un modèle isotrope de traînée et une approche tensorielle pour le terme de traînée. <text:span text:style-name="T39">D</text:span>ans le but de comprendre quelle était l’approche plus solide pour le calcul de stabilité. Notre conclusion était que le modèle qu'utilise le tenseur de perméabilité apparent est le meilleur choix.</text:p>
      <text:p text:style-name="P23"><text:bookmark text:name="m_7736743624150914003_m_6554185655492186244_spans6e71"/><text:bookmark text:name="m_7736743624150914003_m_6554185655492186244_spans6e61"/><text:bookmark text:name="m_7736743624150914003_m_6554185655492186244_spans6e51"/><text:bookmark text:name="m_7736743624150914003_m_6554185655492186244_spans6e41"/><text:bookmark text:name="m_7736743624150914003_m_6554185655492186244_spans6e31"/><text:bookmark text:name="m_7736743624150914003_m_6554185655492186244_spans6e21"/><text:bookmark text:name="m_7736743624150914003_m_6554185655492186244_spans6e11"/><text:bookmark text:name="m_7736743624150914003_m_6554185655492186244_spans6e01"/><text:bookmark text:name="m_7736743624150914003_m_6554185655492186244_spans5e11"/><text:bookmark text:name="m_7736743624150914003_m_6554185655492186244_spans5e01"/><text:bookmark text:name="m_7736743624150914003_m_6554185655492186244_spans4e41"/><text:bookmark text:name="m_7736743624150914003_m_6554185655492186244_spans4e31"/><text:bookmark text:name="m_7736743624150914003_m_6554185655492186244_spans4e21"/><text:bookmark text:name="m_7736743624150914003_m_6554185655492186244_spans4e12"/><text:bookmark text:name="m_7736743624150914003_m_6554185655492186244_spans4e01"/><text:bookmark text:name="m_7736743624150914003_m_6554185655492186244_spans3e10"/><text:bookmark text:name="m_7736743624150914003_m_6554185655492186244_spans3e9"/><text:bookmark text:name="m_7736743624150914003_m_6554185655492186244_spans3e8"/><text:bookmark text:name="m_7736743624150914003_m_6554185655492186244_spans3e7"/><text:bookmark text:name="m_7736743624150914003_m_6554185655492186244_spans3e61"/><text:bookmark text:name="m_7736743624150914003_m_6554185655492186244_spans3e51"/><text:bookmark text:name="m_7736743624150914003_m_6554185655492186244_spans3e41"/><text:bookmark text:name="m_7736743624150914003_m_6554185655492186244_spans3e31"/><text:bookmark text:name="m_7736743624150914003_m_6554185655492186244_spans3e21"/><text:bookmark text:name="m_7736743624150914003_m_6554185655492186244_spans3e11"/><text:bookmark text:name="m_7736743624150914003_m_6554185655492186244_spans3e01"/><text:bookmark text:name="m_7736743624150914003_m_6554185655492186244_spans2e14"/><text:bookmark text:name="m_7736743624150914003_m_6554185655492186244_spans2e13"/><text:bookmark text:name="m_7736743624150914003_m_6554185655492186244_spans2e12"/><text:bookmark text:name="m_7736743624150914003_m_6554185655492186244_spans2e11"/><text:bookmark text:name="m_7736743624150914003_m_6554185655492186244_spans2e10"/><text:bookmark text:name="m_7736743624150914003_m_6554185655492186244_spans2e91"/><text:bookmark text:name="m_7736743624150914003_m_6554185655492186244_spans2e81"/><text:bookmark text:name="m_7736743624150914003_m_6554185655492186244_spans2e71"/><text:bookmark text:name="m_7736743624150914003_m_6554185655492186244_spans2e61"/><text:bookmark text:name="m_7736743624150914003_m_6554185655492186244_spans2e51"/><text:bookmark text:name="m_7736743624150914003_m_6554185655492186244_spans2e41"/><text:bookmark text:name="m_7736743624150914003_m_6554185655492186244_spans2e3"/><text:bookmark text:name="m_7736743624150914003_m_6554185655492186244_spans2e21"/><text:bookmark text:name="m_7736743624150914003_m_6554185655492186244_spans2e15"/><text:bookmark text:name="m_7736743624150914003_m_6554185655492186244_spans2e01"/><text:bookmark text:name="m_7736743624150914003_m_6554185655492186244_spans1e31"/><text:bookmark text:name="m_7736743624150914003_m_6554185655492186244_spans1e21"/><text:bookmark text:name="m_7736743624150914003_m_6554185655492186244_spans1e13"/><text:bookmark text:name="m_7736743624150914003_m_6554185655492186244_spans1e01"/><text:bookmark text:name="m_7736743624150914003_m_6554185655492186244_spans0e8"/><text:bookmark text:name="m_7736743624150914003_m_6554185655492186244_spans0e7"/><text:bookmark text:name="m_7736743624150914003_m_6554185655492186244_spans0e61"/><text:bookmark text:name="m_7736743624150914003_m_6554185655492186244_spans0e51"/><text:bookmark text:name="m_7736743624150914003_m_6554185655492186244_spans0e41"/><text:bookmark text:name="m_7736743624150914003_m_6554185655492186244_spans0e31"/><text:bookmark text:name="m_7736743624150914003_m_6554185655492186244_spans0e21"/><text:bookmark text:name="m_7736743624150914003_m_6554185655492186244_spans0e11"/><text:bookmark text:name="m_7736743624150914003_m_6554185655492186244_spans0e01"/>Basé sur ce résultat, dans le chapitre quatre nous avons calculé numériquement le tenseur de perméabilité apparent, pour un milieu poreux 3D constitué de cylindres rigides, avec les problèmes de fermeture dérivées avec les VANS. <text:line-break/>En effet ce tenseur vari avec le nombre de Reynolds, l’orientation du gradient de pression moyenne est la porosité. <text:line-break/>Les deux angles d’Euler qui définissent l’orientation du gradient de pression sont inclus dans le modèle pour capturer le possible effet 3D.  Partant de cette base de données, une interpolation de kriging a été utilisée pour obtenir une estimation de tous les composants du tenseur pour chaque paramètre d’entrée.<text:line-break/><text:line-break/>Dans le dernier chapitre nous montrons des résultats basés sur ce méta modèle; l’utilisation de ce modèle d’ordre réduit avec un code numérique basé sur les équations VANS à l’échelle macroscopique, permet de maintenir les temps de calcul entre des niveaux raisonnable.<text:line-break/>Pour valid<text:span text:style-name="T40">er</text:span> cette description macroscopique nous comparons la simulation d'une cavité <text:soft-page-break/>ferm<text:span text:style-name="T40">é</text:span> avec une couche poreuse, avec les VANS et avec les résultats d’un DNS homogénéisé a posteriori. <text:line-break/>Cette comparaison montre un bon accord entre les deux modèles.<text:line-break/>Avec la même description macroscopique nous étudions la possibilité d’utiliser les équations VANS pour faire des simulations d’écoulements détachés et constater si cette couche poreuse peut contrôler cette séparation.<text:line-break/>Enfin, le dernier chapitre présente la conclusion de ce travail et la possible direction de recherche dans ce domaine.<text:bookmark-end text:name="__DdeLink__703_2108178720"/></text:p>
      <text:p text:style-name="P2"/>
      <text:h text:style-name="P24" text:outline-level="1">Résumé de la thèse en anglais</text:h>
      <text:p text:style-name="P6">Almost all <text:span text:style-name="T4">the </text:span>surfaces <text:span text:style-name="T17">existing </text:span>in Nature are not at all smooth, they pre<text:span text:style-name="T17">s</text:span>ent <text:span text:style-name="T4">a </text:span>more or less regular arrangement of <text:span text:style-name="T9">rugosities</text:span> <text:span text:style-name="T9">and/or solid structures </text:span>at various length scales.</text:p>
      <text:p text:style-name="P8">The effectiveness of these surfaces in increasing the aerodynamic performances (drag reduction, lift <text:span text:style-name="T1">enhancement</text:span>, separation control…) has been proved in numerous case<text:span text:style-name="T9">s</text:span> <text:span text:style-name="T9">such as boundary layers and bluff bodies.</text:span></text:p>
      <text:p text:style-name="P9">The microscopic <text:span text:style-name="T4">computation </text:span>of <text:span text:style-name="T1">the flow around such multi-scale surfaces is practically unfeasible, so the ideas that we want to exploit in this work is to find a way to model the apparent slip over these surfaces (modeled as porous layers) using the Volume-Average theory Whitaker [134].</text:span></text:p>
      <text:p text:style-name="P10">This mathematical method allows to <text:span text:style-name="T30">average</text:span> out the details of the micro-scale structures o<text:span text:style-name="T31">n</text:span> such surfaces and still have a good description of the phenomenon involved.</text:p>
      <text:p text:style-name="P11">The first chapter <text:span text:style-name="T10">of this manuscript </text:span>give<text:span text:style-name="T17">s</text:span> a panoramic of the previous efforts in the model<text:span text:style-name="T30">l</text:span>ization of such surfaces, and <text:span text:style-name="T10">present the main indication that we can extract from the results in literature.</text:span></text:p>
      <text:p text:style-name="P11"><text:span text:style-name="T5">T</text:span>he second chapter present<text:span text:style-name="T17">s</text:span> the mathematical derivation of the Volume-Averaged Navier-Stokes equation <text:span text:style-name="T32">(VANS) </text:span>for a flow over and through a porous medium saturated by a fluid.</text:p>
      <text:p text:style-name="P12"><text:span text:style-name="T5">In t</text:span>he third chapter we study the stability of the flow over the interface of a free fluid and a porous media, made of an array of rigid cylindrical pillars.</text:p>
      <text:p text:style-name="P13">The presence of such porous layer has been treated adding a drag term <text:span text:style-name="T10">in</text:span> the fluid equation<text:span text:style-name="T10">s. <text:line-break/>We show that</text:span> this term reduces the amplification factor of the Kelvin-Helmholtz instability throughout the whole range of wave-numbers and increases <text:span text:style-name="T10">slight</text:span>ly the wavelength of the fastest growing mode.</text:p>
      <text:p text:style-name="P12"><text:span text:style-name="T5">In the same context </text:span>we have <text:span text:style-name="T11">computed</text:span> the difference between the isotropic drag model and the tensorial approach <text:span text:style-name="T5">for the drag term</text:span>, <text:span text:style-name="T18">in order</text:span> to <text:span text:style-name="T5">understand</text:span> which is the most robust approach for stability computations; <text:span text:style-name="T6">concluding that the tensorial approach, that use the apparent permeability tensor, is the best choice.</text:span></text:p>
      <text:p text:style-name="P14"><text:span text:style-name="T6">Based on this result, i</text:span>n <text:span text:style-name="T2">chapter four</text:span> we <text:span text:style-name="T6">have </text:span>compute<text:span text:style-name="T6">d</text:span> numerically the apparent permeability tensor for a 3D porous medium constituted by rigid cylinder, <text:span text:style-name="T6">by means of the closure problems arising from the VANS equations</text:span>. Such a tensor varies with the <text:soft-page-break/>Reynolds number, the mean pressure gradient orientation and the porosity. A database <text:span text:style-name="T19">has been created to</text:span> explor<text:span text:style-name="T19">e</text:span> the space of the above parameters. <text:span text:style-name="T12">T</text:span>he two Euler angles that define the mean pressure gradient <text:span text:style-name="T33">orientation are</text:span> <text:span text:style-name="T13">included in order</text:span> to <text:span text:style-name="T12">well </text:span>captur<text:span text:style-name="T12">e </text:span>possible 3D effects. Based on the database, a kriging interpolation metamodel is used to obtain an estimate of all the tensor components for any input parameters. </text:p>
      <text:p text:style-name="P14"><text:span text:style-name="T3">In the last chapter we show some</text:span> results based on the metamodel; the use of such a reduced order model together with a numerical code based on the <text:span text:style-name="T7">VANS </text:span>equations at the macroscopic scale permit<text:span text:style-name="T19">s</text:span> to maintain the computational times within reasonable levels.</text:p>
      <text:p text:style-name="P15"><text:span text:style-name="T14">To validate the</text:span> macroscopic description <text:span text:style-name="T14">we compare the VANS computation, of a</text:span> closed cavity <text:span text:style-name="T14">flow with a porous bottom layer</text:span>, <text:span text:style-name="T14">against</text:span> the <text:span text:style-name="T14">DNS results </text:span>homogenized a posteriori. <text:span text:style-name="T14">The comparison shows</text:span> that there is a good agreemen<text:span text:style-name="T14">t between the two models.</text:span></text:p>
      <text:p text:style-name="P16"><text:span text:style-name="T16">Using </text:span>the same <text:span text:style-name="T15">macroscopic description</text:span> we further exploit the possibility of us<text:span text:style-name="T20">ing</text:span> th<text:span text:style-name="T16">e VANS </text:span>model in order to compute the <text:span text:style-name="T8">effectiveness</text:span> of such porous layer to passively control flow separation in <text:span text:style-name="T8">some classical geometry.</text:span></text:p>
      <text:p text:style-name="P17">The last chapter include<text:span text:style-name="T21">s</text:span> the main conclusion of the work and the possible research direction to further develop the topic.</text:p>
      <text:p text:style-name="P21"/>
      <text:h text:style-name="P24" text:outline-level="1">Résumé de thèse vulgarisé pour le grand public en français</text:h>
      <text:p text:style-name="P26">1000 caractères maximum !</text:p>
      <text:p text:style-name="P22"><text:span text:style-name="T29"><text:line-break/></text:span><text:span text:style-name="T28">Notre perception de la performance aérodynamique d’un objet rapide, comme une voiture ou un avion, nous porte à penser que la surface de ces véhicules doit être la plus lisse possible pour qu'ils soient plus rapides.</text:span></text:p>
      <text:p text:style-name="P4">Au contraire, la plupart des surfaces existant dans la Nature ne sont pas lisses, elle<text:span text:style-name="T34">s</text:span> ont des rugosités et/ou des structures mobiles comme les fameuses écailles des requins.</text:p>
      <text:p text:style-name="P4"><text:line-break/>Dans ce travail, nous étudions si ce concept peut être utilisé sur la surface de véhicules (avion, voiture etc). En effet, nous voulons comprendre si l’<text:span text:style-name="T34">application </text:span>de cette structure mobile peut augmenter leur performance.</text:p>
      <text:p text:style-name="P3">Nous concentrons notre étude sur des surfaces poreuses faites de fibres cylindriques puis sur le phénomène de fluide autour de ces fibres.</text:p>
      <text:p text:style-name="P4">Nous développons un modèle mathématique, afin d'établir des prédictions de phénomène de fluide dynamique tel que: <text:span text:style-name="T33">l</text:span>'interaction entre la structure fibreuse <text:span text:style-name="T36">du milieu poreux </text:span>et l’écoulement externe <text:span text:style-name="T35">puis la p</text:span>rédi<text:span text:style-name="T33">ction de</text:span> la performance d<text:span text:style-name="T36">e ce milieu</text:span>.</text:p>
      <text:p text:style-name="P28"/>
      <text:h text:style-name="P24" text:outline-level="1"><text:soft-page-break/>Résumé de thèse vulgarisé pour le grand public en anglais</text:h>
      <text:p text:style-name="P18">Our perception of the aerodynamic performance of fast object<text:span text:style-name="T27">s</text:span>, such as cars or airplanes, let us think that in order to be fast the surfaces of such vehicles should be as smooth as possible.</text:p>
      <text:p text:style-name="P7"><text:span text:style-name="T24">On the contrary most of the </text:span>surfaces <text:span text:style-name="T17">existing </text:span>in Nature are not at all smooth, <text:span text:style-name="T26">instead they present some rugosities and/or movable structures such as the famous shark scales or the birds feathers.</text:span></text:p>
      <text:p text:style-name="P19">In this work we<text:span text:style-name="T25"> study if this idea can be used on the surface of cars or airplanes; so we want to understand if the application of such movable structure can increase their performances.</text:span></text:p>
      <text:p text:style-name="P20"><text:span text:style-name="T22">We concentrate ourselves on porous </text:span>surfaces made by cylindric fibrous pillars <text:span text:style-name="T22">to </text:span>study the fluid mechanism <text:span text:style-name="T23">around them.</text:span></text:p>
      <text:p text:style-name="P18"><text:span text:style-name="T25">In this thesis, we</text:span> develop a mathematical model that can be used to make prediction of the fluid dynamic phenomena that involves the interaction of such fibrous pillars with the external free flow, <text:span text:style-name="T25">and so predict the aerodynamic performance of such natural surfaces.</text:span></text:p>
      <text:p text:style-name="P1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4T16:36:00.694980199</meta:creation-date>
    <dc:date>2017-11-13T10:05:41.739069212</dc:date>
    <meta:editing-duration>PT4H52M34S</meta:editing-duration>
    <meta:editing-cycles>79</meta:editing-cycles>
    <meta:generator>LibreOffice/5.1.6.2$Linux_X86_64 LibreOffice_project/10m0$Build-2</meta:generator>
    <dc:creator>'LUMINARI Nicola'</dc:creator>
    <meta:document-statistic meta:table-count="0" meta:image-count="0" meta:object-count="0" meta:page-count="4" meta:paragraph-count="33" meta:word-count="1492" meta:character-count="9389" meta:non-whitespace-character-count="7918"/>
  </office:meta>
</office:document-meta>
</file>